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WithInheritedDescription.matches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WithDescri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WithoutDescription.matches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ToStringTest.default_name_for_synthetic_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erWithDescription.matches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ToStringTest.better_toString_for_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tcherToStringTest.default_name_for_anonymous_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tcherToStringTest.matches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